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66ff99"/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background-color="#66cc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GENRAL VALIDATION ON BACKEND</text:p>
      <text:p text:style-name="Standard">MOBILE / RESPONSIVE</text:p>
      <text:p text:style-name="Standard">ADMIN PAGE ORGANIZATION</text:p>
      <text:p text:style-name="Standard">ROOMASS FUNCTIONALITY</text:p>
      <text:p text:style-name="Standard"/>
      <text:p text:style-name="P5">1111111111111111111111111</text:p>
      <text:p text:style-name="P2">opening your room after noon on TODAY indicates that it is the past</text:p>
      <text:p text:style-name="P2">so...</text:p>
      <text:p text:style-name="P2">if you are trying to create an availability and the start date is today's date</text:p>
      <text:p text:style-name="P2">if the current time is &lt; 12:01 pm, it should create normally</text:p>
      <text:p text:style-name="P7">otherwise use current time as event start?</text:p>
      <text:p text:style-name="Standard">Related = A person looking for a bed past midnight has problems it seems</text:p>
      <text:p text:style-name="Standard">so if the current time is less than noon, use current time for search start</text:p>
      <text:p text:style-name="P2">if current time is greater than noon, use 11:59 pm for search start?</text:p>
      <text:p text:style-name="P2"/>
      <text:p text:style-name="P5">222222222222222222222222222222222</text:p>
      <text:p text:style-name="Standard"><text:span text:style-name="T2">Emails don't work, just print to console atm.</text:span> There is a link to fleshing this out on part 8.</text:p>
      <text:p text:style-name="Standard"/>
      <text:p text:style-name="P5">33333333333333333333333333333333</text:p>
      <text:p text:style-name="P1">Work on edit buttons for My Room</text:p>
      <text:p text:style-name="P1"><text:tab/>DELETE needs to be implemented</text:p>
      <text:p text:style-name="P1"><text:tab/>DELETE and EDIT need to deal with <text:span text:style-name="T1">reservations they disrupt</text:span>?</text:p>
      <text:p text:style-name="P1"><text:tab/><text:tab/>Delete them?</text:p>
      <text:p text:style-name="P1"><text:tab/><text:tab/>send notifications?</text:p>
      <text:p text:style-name="P1"><text:tab/><text:tab/>Find and book suitable replacement automatically?</text:p>
      <text:p text:style-name="P1"><text:tab/><text:tab/>Or just punt it to Room Assigner via email?</text:p>
      <text:p text:style-name="P1"/>
      <text:p text:style-name="P1">If the new range cuts into the booked range:</text:p>
      <text:p text:style-name="P1"><text:tab/>try to find another room that will work for disrupted days</text:p>
      <text:p text:style-name="P1"><text:tab/>book it if it's found</text:p>
      <text:p text:style-name="P1"><text:tab/>send emails</text:p>
      <text:p text:style-name="P1"/>
      <text:p text:style-name="P1">So when you edit AVAILABILITY:</text:p>
      <text:p text:style-name="P1"><text:tab/>get booking events in the original window whose edge dates have been passed by new window</text:p>
      <text:p text:style-name="P1"><text:tab/>for those booking events</text:p>
      <text:p text:style-name="P1"><text:tab/><text:tab/>figure start//end</text:p>
      <text:p text:style-name="P1"><text:tab/><text:tab/>find available bookings [ONLY WORKS WITH TAGGED GUEST CATEGORY]</text:p>
      <text:p text:style-name="P1"><text:tab/><text:tab/>create booking event (or not) and email details to concerned parties</text:p>
      <text:p text:style-name="P3"/>
      <text:p text:style-name="Standard">more precise times?</text:p>
      <text:p text:style-name="Standard"/>
      <text:p text:style-name="Standard">deal with roomless, guestless member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Is there a way to plug in a date range and find multiple rooms that will satisfy it?</text:p>
      <text:p text:style-name="P5"/>
      <text:p text:style-name="Standard">Perhaps limit booking to some number of months ahead, for some number of weeks total.</text:p>
      <text:p text:style-name="Standard"/>
      <text:p text:style-name="P6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CREATION OF USERS / PERSONS / CHILDREN needs to be understood and finalized</text:p>
      <text:p text:style-name="Standard">maybe not cleaning home view submisisons? Maybe not needed</text:p>
      <text:p text:style-name="Standard"/>
      <text:p text:style-name="P4">events die? </text:p>
      <text:p text:style-name="Standard"><text:tab/>Run celery worker and scheduler to check</text:p>
      <text:p text:style-name="P2"/>
      <text:p text:style-name="P3"/>
      <text:p text:style-name="P3"/>
      <text:p text:style-name="P3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><text:tab/>is this only an issue logging into different accounts in same browser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6T20:59:41.64</dc:date>
    <dc:creator>Trevor Pierson</dc:creator>
    <meta:editing-duration>P6DT22H11M53S</meta:editing-duration>
    <meta:editing-cycles>123</meta:editing-cycles>
    <meta:generator>OpenOffice/4.1.13$Win32 OpenOffice.org_project/4113m1$Build-9810</meta:generator>
    <meta:document-statistic meta:table-count="0" meta:image-count="0" meta:object-count="0" meta:page-count="2" meta:paragraph-count="51" meta:word-count="420" meta:character-count="2460"/>
  </office:meta>
</office:document-meta>
</file>